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9228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04-2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2-04-2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7-04-19</text:p>
          </table:table-cell>
        </table:table-row>
        <table:table-row table:style-name="ro2">
          <table:table-cell office:value-type="string" calcext:value-type="string">
            <text:p><text:a xlink:href="javascript:sym(36297)" xlink:type="simple">Aler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1752" calcext:value-type="float">
            <text:p>1752</text:p>
          </table:table-cell>
          <table:table-cell office:value-type="float" office:value="3024" calcext:value-type="float">
            <text:p>3024</text:p>
          </table:table-cell>
          <table:table-cell office:value-type="float" office:value="42267" calcext:value-type="float">
            <text:p>42267</text:p>
          </table:table-cell>
        </table:table-row>
        <table:table-row table:style-name="ro2">
          <table:table-cell office:value-type="string" calcext:value-type="string">
            <text:p><text:a xlink:href="javascript:sym(11068)" xlink:type="simple">Ancu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23148" calcext:value-type="float">
            <text:p>23148</text:p>
          </table:table-cell>
          <table:table-cell office:value-type="float" office:value="27292" calcext:value-type="float">
            <text:p>27292</text:p>
          </table:table-cell>
          <table:table-cell office:value-type="float" office:value="28265" calcext:value-type="float">
            <text:p>28265</text:p>
          </table:table-cell>
        </table:table-row>
        <table:table-row table:style-name="ro2">
          <table:table-cell office:value-type="string" calcext:value-type="string">
            <text:p><text:a xlink:href="javascript:sym(11055)" xlink:type="simple">Ango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39151" calcext:value-type="float">
            <text:p>39151</text:p>
          </table:table-cell>
          <table:table-cell office:value-type="float" office:value="43801" calcext:value-type="float">
            <text:p>43801</text:p>
          </table:table-cell>
          <table:table-cell office:value-type="float" office:value="48911" calcext:value-type="float">
            <text:p>48911</text:p>
          </table:table-cell>
        </table:table-row>
        <table:table-row table:style-name="ro2">
          <table:table-cell office:value-type="string" calcext:value-type="string">
            <text:p><text:a xlink:href="javascript:sym(6531)" xlink:type="simple">Antofagas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I</text:p>
          </table:table-cell>
          <table:table-cell office:value-type="float" office:value="225316" calcext:value-type="float">
            <text:p>225316</text:p>
          </table:table-cell>
          <table:table-cell office:value-type="float" office:value="285255" calcext:value-type="float">
            <text:p>285255</text:p>
          </table:table-cell>
          <table:table-cell office:value-type="float" office:value="352638" calcext:value-type="float">
            <text:p>352638</text:p>
          </table:table-cell>
        </table:table-row>
        <table:table-row table:style-name="ro2">
          <table:table-cell office:value-type="string" calcext:value-type="string">
            <text:p><text:a xlink:href="javascript:sym(6533)" xlink:type="simple">Aric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V</text:p>
          </table:table-cell>
          <table:table-cell office:value-type="float" office:value="161333" calcext:value-type="float">
            <text:p>161333</text:p>
          </table:table-cell>
          <table:table-cell office:value-type="float" office:value="175441" calcext:value-type="float">
            <text:p>175441</text:p>
          </table:table-cell>
          <table:table-cell office:value-type="float" office:value="204078" calcext:value-type="float">
            <text:p>204078</text:p>
          </table:table-cell>
        </table:table-row>
        <table:table-row table:style-name="ro2">
          <table:table-cell office:value-type="string" calcext:value-type="string">
            <text:p><text:a xlink:href="javascript:sym(11054)" xlink:type="simple">Buin</text:a> (Buí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33059" calcext:value-type="float">
            <text:p>33059</text:p>
          </table:table-cell>
          <table:table-cell office:value-type="float" office:value="40091" calcext:value-type="float">
            <text:p>40091</text:p>
          </table:table-cell>
          <table:table-cell office:value-type="float" office:value="66180" calcext:value-type="float">
            <text:p>66180</text:p>
          </table:table-cell>
        </table:table-row>
        <table:table-row table:style-name="ro2">
          <table:table-cell office:value-type="string" calcext:value-type="string">
            <text:p><text:a xlink:href="javascript:sym(6534)" xlink:type="simple">Cal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I</text:p>
          </table:table-cell>
          <table:table-cell office:value-type="float" office:value="106970" calcext:value-type="float">
            <text:p>106970</text:p>
          </table:table-cell>
          <table:table-cell office:value-type="float" office:value="126135" calcext:value-type="float">
            <text:p>126135</text:p>
          </table:table-cell>
          <table:table-cell office:value-type="float" office:value="158487" calcext:value-type="float">
            <text:p>158487</text:p>
          </table:table-cell>
        </table:table-row>
        <table:table-row table:style-name="ro2">
          <table:table-cell office:value-type="string" calcext:value-type="string">
            <text:p><text:a xlink:href="javascript:sym(21944)" xlink:type="simple">Cañe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15642" calcext:value-type="float">
            <text:p>15642</text:p>
          </table:table-cell>
          <table:table-cell office:value-type="float" office:value="19839" calcext:value-type="float">
            <text:p>19839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2">
          <table:table-cell office:value-type="string" calcext:value-type="string">
            <text:p><text:a xlink:href="javascript:sym(11911)" xlink:type="simple">Cast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21290" calcext:value-type="float">
            <text:p>21290</text:p>
          </table:table-cell>
          <table:table-cell office:value-type="float" office:value="30544" calcext:value-type="float">
            <text:p>30544</text:p>
          </table:table-cell>
          <table:table-cell office:value-type="float" office:value="34044" calcext:value-type="float">
            <text:p>34044</text:p>
          </table:table-cell>
        </table:table-row>
        <table:table-row table:style-name="ro2">
          <table:table-cell office:value-type="string" calcext:value-type="string">
            <text:p><text:a xlink:href="javascript:sym(11065)" xlink:type="simple">Cauquen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27405" calcext:value-type="float">
            <text:p>27405</text:p>
          </table:table-cell>
          <table:table-cell office:value-type="float" office:value="30771" calcext:value-type="float">
            <text:p>30771</text:p>
          </table:table-cell>
          <table:table-cell office:value-type="float" office:value="33114" calcext:value-type="float">
            <text:p>33114</text:p>
          </table:table-cell>
        </table:table-row>
        <table:table-row table:style-name="ro3">
          <table:table-cell office:value-type="string" calcext:value-type="string">
            <text:p><text:a xlink:href="javascript:sym(6537)" xlink:type="simple">Chillán</text:a> (incl. Chillán Viej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XVI</text:p>
          </table:table-cell>
          <table:table-cell office:value-type="float" office:value="145759" calcext:value-type="float">
            <text:p>145759</text:p>
          </table:table-cell>
          <table:table-cell office:value-type="float" office:value="165528" calcext:value-type="float">
            <text:p>165528</text:p>
          </table:table-cell>
          <table:table-cell office:value-type="float" office:value="191983" calcext:value-type="float">
            <text:p>191983</text:p>
          </table:table-cell>
        </table:table-row>
        <table:table-row table:style-name="ro2">
          <table:table-cell office:value-type="string" calcext:value-type="string">
            <text:p><text:a xlink:href="javascript:sym(11056)" xlink:type="simple">Col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37156" calcext:value-type="float">
            <text:p>37156</text:p>
          </table:table-cell>
          <table:table-cell office:value-type="float" office:value="58769" calcext:value-type="float">
            <text:p>58769</text:p>
          </table:table-cell>
          <table:table-cell office:value-type="float" office:value="89037" calcext:value-type="float">
            <text:p>89037</text:p>
          </table:table-cell>
        </table:table-row>
        <table:table-row table:style-name="ro4">
          <table:table-cell office:value-type="string" calcext:value-type="string">
            <text:p><text:a xlink:href="javascript:sym(6538)" xlink:type="simple">Concepción</text:a> (incl. Talcahuano, San Pedro de la Paz, Hualpén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III</text:p>
          </table:table-cell>
          <table:table-cell office:value-type="float" office:value="610380" calcext:value-type="float">
            <text:p>610380</text:p>
          </table:table-cell>
          <table:table-cell office:value-type="float" office:value="666381" calcext:value-type="float">
            <text:p>666381</text:p>
          </table:table-cell>
          <table:table-cell office:value-type="float" office:value="722929" calcext:value-type="float">
            <text:p>722929</text:p>
          </table:table-cell>
        </table:table-row>
        <table:table-row table:style-name="ro2">
          <table:table-cell office:value-type="string" calcext:value-type="string">
            <text:p><text:a xlink:href="javascript:sym(11060)" xlink:type="simple">Constitució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28748" calcext:value-type="float">
            <text:p>28748</text:p>
          </table:table-cell>
          <table:table-cell office:value-type="float" office:value="33914" calcext:value-type="float">
            <text:p>33914</text:p>
          </table:table-cell>
          <table:table-cell office:value-type="float" office:value="34097" calcext:value-type="float">
            <text:p>34097</text:p>
          </table:table-cell>
        </table:table-row>
        <table:table-row table:style-name="ro2">
          <table:table-cell office:value-type="string" calcext:value-type="string">
            <text:p><text:a xlink:href="javascript:sym(6540)" xlink:type="simple">Copiapó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II</text:p>
          </table:table-cell>
          <table:table-cell office:value-type="float" office:value="98188" calcext:value-type="float">
            <text:p>98188</text:p>
          </table:table-cell>
          <table:table-cell office:value-type="float" office:value="125983" calcext:value-type="float">
            <text:p>125983</text:p>
          </table:table-cell>
          <table:table-cell office:value-type="float" office:value="150962" calcext:value-type="float">
            <text:p>150962</text:p>
          </table:table-cell>
        </table:table-row>
        <table:table-row table:style-name="ro2">
          <table:table-cell office:value-type="string" calcext:value-type="string">
            <text:p><text:a xlink:href="javascript:sym(6542)" xlink:type="simple">Corone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79677" calcext:value-type="float">
            <text:p>79677</text:p>
          </table:table-cell>
          <table:table-cell office:value-type="float" office:value="91833" calcext:value-type="float">
            <text:p>91833</text:p>
          </table:table-cell>
          <table:table-cell office:value-type="float" office:value="113074" calcext:value-type="float">
            <text:p>113074</text:p>
          </table:table-cell>
        </table:table-row>
        <table:table-row table:style-name="ro3">
          <table:table-cell office:value-type="string" calcext:value-type="string">
            <text:p><text:a xlink:href="javascript:sym(6589)" xlink:type="simple">Coyhaique</text:a> (Coihaiqu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I</text:p>
          </table:table-cell>
          <table:table-cell office:value-type="float" office:value="36376" calcext:value-type="float">
            <text:p>36376</text:p>
          </table:table-cell>
          <table:table-cell office:value-type="float" office:value="44850" calcext:value-type="float">
            <text:p>44850</text:p>
          </table:table-cell>
          <table:table-cell office:value-type="float" office:value="49968" calcext:value-type="float">
            <text:p>49968</text:p>
          </table:table-cell>
        </table:table-row>
        <table:table-row table:style-name="ro2">
          <table:table-cell office:value-type="string" calcext:value-type="string">
            <text:p><text:a xlink:href="javascript:sym(34391)" xlink:type="simple">Curacaví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11866" calcext:value-type="float">
            <text:p>11866</text:p>
          </table:table-cell>
          <table:table-cell office:value-type="float" office:value="15645" calcext:value-type="float">
            <text:p>15645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2">
          <table:table-cell office:value-type="string" calcext:value-type="string">
            <text:p><text:a xlink:href="javascript:sym(11058)" xlink:type="simple">Curanilah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30978" calcext:value-type="float">
            <text:p>30978</text:p>
          </table:table-cell>
          <table:table-cell office:value-type="float" office:value="30126" calcext:value-type="float">
            <text:p>30126</text:p>
          </table:table-cell>
          <table:table-cell office:value-type="float" office:value="30174" calcext:value-type="float">
            <text:p>30174</text:p>
          </table:table-cell>
        </table:table-row>
        <table:table-row table:style-name="ro2">
          <table:table-cell office:value-type="string" calcext:value-type="string">
            <text:p><text:a xlink:href="javascript:sym(6543)" xlink:type="simple">Curicó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80343" calcext:value-type="float">
            <text:p>80343</text:p>
          </table:table-cell>
          <table:table-cell office:value-type="float" office:value="97335" calcext:value-type="float">
            <text:p>97335</text:p>
          </table:table-cell>
          <table:table-cell office:value-type="float" office:value="126092" calcext:value-type="float">
            <text:p>126092</text:p>
          </table:table-cell>
        </table:table-row>
        <table:table-row table:style-name="ro2">
          <table:table-cell office:value-type="string" calcext:value-type="string">
            <text:p><text:a xlink:href="javascript:sym(12153)" xlink:type="simple">El Mon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17843" calcext:value-type="float">
            <text:p>17843</text:p>
          </table:table-cell>
          <table:table-cell office:value-type="float" office:value="22284" calcext:value-type="float">
            <text:p>22284</text:p>
          </table:table-cell>
          <table:table-cell office:value-type="float" office:value="30045" calcext:value-type="float">
            <text:p>30045</text:p>
          </table:table-cell>
        </table:table-row>
        <table:table-row table:style-name="ro1">
          <table:table-cell office:value-type="string" calcext:value-type="string">
            <text:p><text:a xlink:href="javascript:sym(21941)" xlink:type="simple">El Quisco</text:a> (incl. Algarrob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11995" calcext:value-type="float">
            <text:p>11995</text:p>
          </table:table-cell>
          <table:table-cell office:value-type="float" office:value="19382" calcext:value-type="float">
            <text:p>19382</text:p>
          </table:table-cell>
          <table:table-cell office:value-type="float" office:value="32891" calcext:value-type="float">
            <text:p>32891</text:p>
          </table:table-cell>
        </table:table-row>
        <table:table-row table:style-name="ro2">
          <table:table-cell office:value-type="string" calcext:value-type="string">
            <text:p><text:a xlink:href="javascript:sym(12152)" xlink:type="simple">Granero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</text:p>
          </table:table-cell>
          <table:table-cell office:value-type="float" office:value="17765" calcext:value-type="float">
            <text:p>17765</text:p>
          </table:table-cell>
          <table:table-cell office:value-type="float" office:value="21615" calcext:value-type="float">
            <text:p>21615</text:p>
          </table:table-cell>
          <table:table-cell office:value-type="float" office:value="28737" calcext:value-type="float">
            <text:p>28737</text:p>
          </table:table-cell>
        </table:table-row>
        <table:table-row table:style-name="ro2">
          <table:table-cell office:value-type="string" calcext:value-type="string">
            <text:p><text:a xlink:href="javascript:sym(36298)" xlink:type="simple">Hualqu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10120" calcext:value-type="float">
            <text:p>10120</text:p>
          </table:table-cell>
          <table:table-cell office:value-type="float" office:value="13724" calcext:value-type="float">
            <text:p>13724</text:p>
          </table:table-cell>
          <table:table-cell office:value-type="float" office:value="19689" calcext:value-type="float">
            <text:p>19689</text:p>
          </table:table-cell>
        </table:table-row>
        <table:table-row table:style-name="ro2">
          <table:table-cell office:value-type="string" calcext:value-type="string">
            <text:p><text:a xlink:href="javascript:sym(12151)" xlink:type="simple">Illape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V</text:p>
          </table:table-cell>
          <table:table-cell office:value-type="float" office:value="18868" calcext:value-type="float">
            <text:p>18868</text:p>
          </table:table-cell>
          <table:table-cell office:value-type="float" office:value="21826" calcext:value-type="float">
            <text:p>21826</text:p>
          </table:table-cell>
          <table:table-cell office:value-type="float" office:value="21052" calcext:value-type="float">
            <text:p>21052</text:p>
          </table:table-cell>
        </table:table-row>
        <table:table-row table:style-name="ro3">
          <table:table-cell office:value-type="string" calcext:value-type="string">
            <text:p><text:a xlink:href="javascript:sym(6547)" xlink:type="simple">Iquique</text:a> (incl. Alto Hospici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</text:p>
          </table:table-cell>
          <table:table-cell office:value-type="float" office:value="150659" calcext:value-type="float">
            <text:p>150659</text:p>
          </table:table-cell>
          <table:table-cell office:value-type="float" office:value="214586" calcext:value-type="float">
            <text:p>214586</text:p>
          </table:table-cell>
          <table:table-cell office:value-type="float" office:value="294949" calcext:value-type="float">
            <text:p>294949</text:p>
          </table:table-cell>
        </table:table-row>
        <table:table-row table:style-name="ro2">
          <table:table-cell office:value-type="string" calcext:value-type="string">
            <text:p><text:a xlink:href="javascript:sym(36300)" xlink:type="simple">Labranz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997" calcext:value-type="float">
            <text:p>997</text:p>
          </table:table-cell>
          <table:table-cell office:value-type="float" office:value="5442" calcext:value-type="float">
            <text:p>5442</text:p>
          </table:table-cell>
          <table:table-cell office:value-type="float" office:value="24008" calcext:value-type="float">
            <text:p>24008</text:p>
          </table:table-cell>
        </table:table-row>
        <table:table-row table:style-name="ro2">
          <table:table-cell office:value-type="string" calcext:value-type="string">
            <text:p><text:a xlink:href="javascript:sym(21946)" xlink:type="simple">La Laj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III</text:p>
          </table:table-cell>
          <table:table-cell office:value-type="float" office:value="20909" calcext:value-type="float">
            <text:p>20909</text:p>
          </table:table-cell>
          <table:table-cell office:value-type="float" office:value="19537" calcext:value-type="float">
            <text:p>19537</text:p>
          </table:table-cell>
          <table:table-cell office:value-type="float" office:value="19129" calcext:value-type="float">
            <text:p>19129</text:p>
          </table:table-cell>
        </table:table-row>
        <table:table-row table:style-name="ro2">
          <table:table-cell office:value-type="string" calcext:value-type="string">
            <text:p><text:a xlink:href="javascript:sym(36299)" xlink:type="simple">La Ligu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</text:p>
          </table:table-cell>
          <table:table-cell office:value-type="float" office:value="13744" calcext:value-type="float">
            <text:p>13744</text:p>
          </table:table-cell>
          <table:table-cell office:value-type="float" office:value="17048" calcext:value-type="float">
            <text:p>17048</text:p>
          </table:table-cell>
          <table:table-cell office:value-type="float" office:value="19393" calcext:value-type="float">
            <text:p>19393</text:p>
          </table:table-cell>
        </table:table-row>
        <table:table-row table:style-name="ro2">
          <table:table-cell office:value-type="string" calcext:value-type="string">
            <text:p><text:a xlink:href="javascript:sym(33703)" xlink:type="simple">Lamp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6618" calcext:value-type="float">
            <text:p>6618</text:p>
          </table:table-cell>
          <table:table-cell office:value-type="float" office:value="12319" calcext:value-type="float">
            <text:p>12319</text:p>
          </table:table-cell>
          <table:table-cell office:value-type="float" office:value="37677" calcext:value-type="float">
            <text:p>37677</text:p>
          </table:table-cell>
        </table:table-row>
        <table:table-row table:style-name="ro1">
          <table:table-cell office:value-type="string" calcext:value-type="string">
            <text:p><text:a xlink:href="javascript:sym(6553)" xlink:type="simple">La Serena</text:a> (incl. Coquimb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V</text:p>
          </table:table-cell>
          <table:table-cell office:value-type="float" office:value="220543" calcext:value-type="float">
            <text:p>220543</text:p>
          </table:table-cell>
          <table:table-cell office:value-type="float" office:value="298737" calcext:value-type="float">
            <text:p>298737</text:p>
          </table:table-cell>
          <table:table-cell office:value-type="float" office:value="401938" calcext:value-type="float">
            <text:p>401938</text:p>
          </table:table-cell>
        </table:table-row>
        <table:table-row table:style-name="ro2">
          <table:table-cell office:value-type="string" calcext:value-type="string">
            <text:p><text:a xlink:href="javascript:sym(11913)" xlink:type="simple">La Unió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IV</text:p>
          </table:table-cell>
          <table:table-cell office:value-type="float" office:value="23265" calcext:value-type="float">
            <text:p>23265</text:p>
          </table:table-cell>
          <table:table-cell office:value-type="float" office:value="25615" calcext:value-type="float">
            <text:p>25615</text:p>
          </table:table-cell>
          <table:table-cell office:value-type="float" office:value="26662" calcext:value-type="float">
            <text:p>26662</text:p>
          </table:table-cell>
        </table:table-row>
        <table:table-row table:style-name="ro2">
          <table:table-cell office:value-type="string" calcext:value-type="string">
            <text:p><text:a xlink:href="javascript:sym(21948)" xlink:type="simple">Lauta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14898" calcext:value-type="float">
            <text:p>14898</text:p>
          </table:table-cell>
          <table:table-cell office:value-type="float" office:value="18808" calcext:value-type="float">
            <text:p>18808</text:p>
          </table:table-cell>
          <table:table-cell office:value-type="float" office:value="24679" calcext:value-type="float">
            <text:p>24679</text:p>
          </table:table-cell>
        </table:table-row>
        <table:table-row table:style-name="ro2">
          <table:table-cell office:value-type="string" calcext:value-type="string">
            <text:p><text:a xlink:href="javascript:sym(11914)" xlink:type="simple">Leb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19877" calcext:value-type="float">
            <text:p>19877</text:p>
          </table:table-cell>
          <table:table-cell office:value-type="float" office:value="20838" calcext:value-type="float">
            <text:p>20838</text:p>
          </table:table-cell>
          <table:table-cell office:value-type="float" office:value="20989" calcext:value-type="float">
            <text:p>20989</text:p>
          </table:table-cell>
        </table:table-row>
        <table:table-row table:style-name="ro1">
          <table:table-cell office:value-type="string" calcext:value-type="string">
            <text:p><text:a xlink:href="javascript:sym(11061)" xlink:type="simple">Limache</text:a> (San Francisco de Limache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38295" calcext:value-type="float">
            <text:p>38295</text:p>
          </table:table-cell>
          <table:table-cell office:value-type="float" office:value="45327" calcext:value-type="float">
            <text:p>45327</text:p>
          </table:table-cell>
          <table:table-cell office:value-type="float" office:value="51446" calcext:value-type="float">
            <text:p>51446</text:p>
          </table:table-cell>
        </table:table-row>
        <table:table-row table:style-name="ro2">
          <table:table-cell office:value-type="string" calcext:value-type="string">
            <text:p><text:a xlink:href="javascript:sym(8259)" xlink:type="simple">Linar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59658" calcext:value-type="float">
            <text:p>59658</text:p>
          </table:table-cell>
          <table:table-cell office:value-type="float" office:value="65133" calcext:value-type="float">
            <text:p>65133</text:p>
          </table:table-cell>
          <table:table-cell office:value-type="float" office:value="74139" calcext:value-type="float">
            <text:p>74139</text:p>
          </table:table-cell>
        </table:table-row>
        <table:table-row table:style-name="ro2">
          <table:table-cell office:value-type="string" calcext:value-type="string">
            <text:p><text:a xlink:href="javascript:sym(11046)" xlink:type="simple">Los Ande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49774" calcext:value-type="float">
            <text:p>49774</text:p>
          </table:table-cell>
          <table:table-cell office:value-type="float" office:value="61308" calcext:value-type="float">
            <text:p>61308</text:p>
          </table:table-cell>
          <table:table-cell office:value-type="float" office:value="70010" calcext:value-type="float">
            <text:p>70010</text:p>
          </table:table-cell>
        </table:table-row>
        <table:table-row table:style-name="ro2">
          <table:table-cell office:value-type="string" calcext:value-type="string">
            <text:p><text:a xlink:href="javascript:sym(6557)" xlink:type="simple">Los Ángel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94716" calcext:value-type="float">
            <text:p>94716</text:p>
          </table:table-cell>
          <table:table-cell office:value-type="float" office:value="119114" calcext:value-type="float">
            <text:p>119114</text:p>
          </table:table-cell>
          <table:table-cell office:value-type="float" office:value="143563" calcext:value-type="float">
            <text:p>143563</text:p>
          </table:table-cell>
        </table:table-row>
        <table:table-row table:style-name="ro2">
          <table:table-cell office:value-type="string" calcext:value-type="string">
            <text:p><text:a xlink:href="javascript:sym(8260)" xlink:type="simple">Lo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50123" calcext:value-type="float">
            <text:p>50123</text:p>
          </table:table-cell>
          <table:table-cell office:value-type="float" office:value="48975" calcext:value-type="float">
            <text:p>48975</text:p>
          </table:table-cell>
          <table:table-cell office:value-type="float" office:value="43427" calcext:value-type="float">
            <text:p>43427</text:p>
          </table:table-cell>
        </table:table-row>
        <table:table-row table:style-name="ro2">
          <table:table-cell office:value-type="string" calcext:value-type="string">
            <text:p><text:a xlink:href="javascript:sym(11044)" xlink:type="simple">Melipil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45722" calcext:value-type="float">
            <text:p>45722</text:p>
          </table:table-cell>
          <table:table-cell office:value-type="float" office:value="53522" calcext:value-type="float">
            <text:p>53522</text:p>
          </table:table-cell>
          <table:table-cell office:value-type="float" office:value="72650" calcext:value-type="float">
            <text:p>72650</text:p>
          </table:table-cell>
        </table:table-row>
        <table:table-row table:style-name="ro2">
          <table:table-cell office:value-type="string" calcext:value-type="string">
            <text:p><text:a xlink:href="javascript:sym(18846)" xlink:type="simple">Mol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17301" calcext:value-type="float">
            <text:p>17301</text:p>
          </table:table-cell>
          <table:table-cell office:value-type="float" office:value="27203" calcext:value-type="float">
            <text:p>27203</text:p>
          </table:table-cell>
          <table:table-cell office:value-type="float" office:value="37318" calcext:value-type="float">
            <text:p>37318</text:p>
          </table:table-cell>
        </table:table-row>
        <table:table-row table:style-name="ro2">
          <table:table-cell office:value-type="string" calcext:value-type="string">
            <text:p><text:a xlink:href="javascript:sym(11917)" xlink:type="simple">Mulché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19610" calcext:value-type="float">
            <text:p>19610</text:p>
          </table:table-cell>
          <table:table-cell office:value-type="float" office:value="21819" calcext:value-type="float">
            <text:p>21819</text:p>
          </table:table-cell>
          <table:table-cell office:value-type="float" office:value="24149" calcext:value-type="float">
            <text:p>24149</text:p>
          </table:table-cell>
        </table:table-row>
        <table:table-row table:style-name="ro2">
          <table:table-cell office:value-type="string" calcext:value-type="string">
            <text:p><text:a xlink:href="javascript:sym(12150)" xlink:type="simple">Nacimien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19007" calcext:value-type="float">
            <text:p>19007</text:p>
          </table:table-cell>
          <table:table-cell office:value-type="float" office:value="20884" calcext:value-type="float">
            <text:p>20884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2">
          <table:table-cell office:value-type="string" calcext:value-type="string">
            <text:p><text:a xlink:href="javascript:sym(36301)" xlink:type="simple">Nueva Imperi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12015" calcext:value-type="float">
            <text:p>12015</text:p>
          </table:table-cell>
          <table:table-cell office:value-type="float" office:value="14980" calcext:value-type="float">
            <text:p>14980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2">
          <table:table-cell office:value-type="string" calcext:value-type="string">
            <text:p><text:a xlink:href="javascript:sym(6561)" xlink:type="simple">Osor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114239" calcext:value-type="float">
            <text:p>114239</text:p>
          </table:table-cell>
          <table:table-cell office:value-type="float" office:value="132245" calcext:value-type="float">
            <text:p>132245</text:p>
          </table:table-cell>
          <table:table-cell office:value-type="float" office:value="147826" calcext:value-type="float">
            <text:p>147826</text:p>
          </table:table-cell>
        </table:table-row>
        <table:table-row table:style-name="ro2">
          <table:table-cell office:value-type="string" calcext:value-type="string">
            <text:p><text:a xlink:href="javascript:sym(8261)" xlink:type="simple">Ova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V</text:p>
          </table:table-cell>
          <table:table-cell office:value-type="float" office:value="53515" calcext:value-type="float">
            <text:p>53515</text:p>
          </table:table-cell>
          <table:table-cell office:value-type="float" office:value="66405" calcext:value-type="float">
            <text:p>66405</text:p>
          </table:table-cell>
          <table:table-cell office:value-type="float" office:value="77021" calcext:value-type="float">
            <text:p>77021</text:p>
          </table:table-cell>
        </table:table-row>
        <table:table-row table:style-name="ro2">
          <table:table-cell office:value-type="string" calcext:value-type="string">
            <text:p><text:a xlink:href="javascript:sym(18845)" xlink:type="simple">Pai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12880" calcext:value-type="float">
            <text:p>12880</text:p>
          </table:table-cell>
          <table:table-cell office:value-type="float" office:value="19620" calcext:value-type="float">
            <text:p>19620</text:p>
          </table:table-cell>
          <table:table-cell office:value-type="float" office:value="31718" calcext:value-type="float">
            <text:p>31718</text:p>
          </table:table-cell>
        </table:table-row>
        <table:table-row table:style-name="ro2">
          <table:table-cell office:value-type="string" calcext:value-type="string">
            <text:p><text:a xlink:href="javascript:sym(11066)" xlink:type="simple">Parr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24416" calcext:value-type="float">
            <text:p>24416</text:p>
          </table:table-cell>
          <table:table-cell office:value-type="float" office:value="26397" calcext:value-type="float">
            <text:p>26397</text:p>
          </table:table-cell>
          <table:table-cell office:value-type="float" office:value="30794" calcext:value-type="float">
            <text:p>30794</text:p>
          </table:table-cell>
        </table:table-row>
        <table:table-row table:style-name="ro2">
          <table:table-cell office:value-type="string" calcext:value-type="string">
            <text:p><text:a xlink:href="javascript:sym(11042)" xlink:type="simple">Peñaflo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46711" calcext:value-type="float">
            <text:p>46711</text:p>
          </table:table-cell>
          <table:table-cell office:value-type="float" office:value="63209" calcext:value-type="float">
            <text:p>63209</text:p>
          </table:table-cell>
          <table:table-cell office:value-type="float" office:value="83064" calcext:value-type="float">
            <text:p>83064</text:p>
          </table:table-cell>
        </table:table-row>
        <table:table-row table:style-name="ro2">
          <table:table-cell office:value-type="string" calcext:value-type="string">
            <text:p><text:a xlink:href="javascript:sym(36302)" xlink:type="simple">Placilla de Peñuel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</text:p>
          </table:table-cell>
          <table:table-cell office:value-type="float" office:value="6644" calcext:value-type="float">
            <text:p>6644</text:p>
          </table:table-cell>
          <table:table-cell office:value-type="float" office:value="10811" calcext:value-type="float">
            <text:p>10811</text:p>
          </table:table-cell>
          <table:table-cell office:value-type="float" office:value="39344" calcext:value-type="float">
            <text:p>39344</text:p>
          </table:table-cell>
        </table:table-row>
        <table:table-row table:style-name="ro2">
          <table:table-cell office:value-type="string" calcext:value-type="string">
            <text:p><text:a xlink:href="javascript:sym(6567)" xlink:type="simple">Puerto Mont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110139" calcext:value-type="float">
            <text:p>110139</text:p>
          </table:table-cell>
          <table:table-cell office:value-type="float" office:value="153118" calcext:value-type="float">
            <text:p>153118</text:p>
          </table:table-cell>
          <table:table-cell office:value-type="float" office:value="171136" calcext:value-type="float">
            <text:p>171136</text:p>
          </table:table-cell>
        </table:table-row>
        <table:table-row table:style-name="ro2">
          <table:table-cell office:value-type="string" calcext:value-type="string">
            <text:p><text:a xlink:href="javascript:sym(34390)" xlink:type="simple">Puerto Natal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II</text:p>
          </table:table-cell>
          <table:table-cell office:value-type="float" office:value="15102" calcext:value-type="float">
            <text:p>15102</text:p>
          </table:table-cell>
          <table:table-cell office:value-type="float" office:value="16978" calcext:value-type="float">
            <text:p>16978</text:p>
          </table:table-cell>
          <table:table-cell office:value-type="float" office:value="19180" calcext:value-type="float">
            <text:p>19180</text:p>
          </table:table-cell>
        </table:table-row>
        <table:table-row table:style-name="ro2">
          <table:table-cell office:value-type="string" calcext:value-type="string">
            <text:p><text:a xlink:href="javascript:sym(17188)" xlink:type="simple">Puerto Var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office:value-type="float" office:value="16097" calcext:value-type="float">
            <text:p>16097</text:p>
          </table:table-cell>
          <table:table-cell office:value-type="float" office:value="22022" calcext:value-type="float">
            <text:p>22022</text:p>
          </table:table-cell>
          <table:table-cell office:value-type="float" office:value="26255" calcext:value-type="float">
            <text:p>26255</text:p>
          </table:table-cell>
        </table:table-row>
        <table:table-row table:style-name="ro2">
          <table:table-cell office:value-type="string" calcext:value-type="string">
            <text:p><text:a xlink:href="javascript:sym(6568)" xlink:type="simple">Punta Aren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II</text:p>
          </table:table-cell>
          <table:table-cell office:value-type="float" office:value="109110" calcext:value-type="float">
            <text:p>109110</text:p>
          </table:table-cell>
          <table:table-cell office:value-type="float" office:value="116005" calcext:value-type="float">
            <text:p>116005</text:p>
          </table:table-cell>
          <table:table-cell office:value-type="float" office:value="125932" calcext:value-type="float">
            <text:p>125932</text:p>
          </table:table-cell>
        </table:table-row>
        <table:table-row table:style-name="ro3">
          <table:table-cell office:value-type="string" calcext:value-type="string">
            <text:p><text:a xlink:href="javascript:sym(11043)" xlink:type="simple">Quillota</text:a> (incl. La Caler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113308" calcext:value-type="float">
            <text:p>113308</text:p>
          </table:table-cell>
          <table:table-cell office:value-type="float" office:value="128874" calcext:value-type="float">
            <text:p>128874</text:p>
          </table:table-cell>
          <table:table-cell office:value-type="float" office:value="151779" calcext:value-type="float">
            <text:p>151779</text:p>
          </table:table-cell>
        </table:table-row>
        <table:table-row table:style-name="ro2">
          <table:table-cell office:value-type="string" calcext:value-type="string">
            <text:p><text:a xlink:href="javascript:sym(21940)" xlink:type="simple">Quinte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</text:p>
          </table:table-cell>
          <table:table-cell office:value-type="float" office:value="16119" calcext:value-type="float">
            <text:p>16119</text:p>
          </table:table-cell>
          <table:table-cell office:value-type="float" office:value="18719" calcext:value-type="float">
            <text:p>18719</text:p>
          </table:table-cell>
          <table:table-cell office:value-type="float" office:value="26884" calcext:value-type="float">
            <text:p>26884</text:p>
          </table:table-cell>
        </table:table-row>
        <table:table-row table:style-name="ro1">
          <table:table-cell office:value-type="string" calcext:value-type="string">
            <text:p><text:a xlink:href="javascript:sym(6571)" xlink:type="simple">Rancagua</text:a> (incl. Machalí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I</text:p>
          </table:table-cell>
          <table:table-cell office:value-type="float" office:value="204119" calcext:value-type="float">
            <text:p>204119</text:p>
          </table:table-cell>
          <table:table-cell office:value-type="float" office:value="239290" calcext:value-type="float">
            <text:p>239290</text:p>
          </table:table-cell>
          <table:table-cell office:value-type="float" office:value="290864" calcext:value-type="float">
            <text:p>290864</text:p>
          </table:table-cell>
        </table:table-row>
        <table:table-row table:style-name="ro2">
          <table:table-cell office:value-type="string" calcext:value-type="string">
            <text:p><text:a xlink:href="javascript:sym(11063)" xlink:type="simple">Ren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</text:p>
          </table:table-cell>
          <table:table-cell office:value-type="float" office:value="23896" calcext:value-type="float">
            <text:p>23896</text:p>
          </table:table-cell>
          <table:table-cell office:value-type="float" office:value="30891" calcext:value-type="float">
            <text:p>30891</text:p>
          </table:table-cell>
          <table:table-cell office:value-type="float" office:value="37932" calcext:value-type="float">
            <text:p>37932</text:p>
          </table:table-cell>
        </table:table-row>
        <table:table-row table:style-name="ro1">
          <table:table-cell office:value-type="string" calcext:value-type="string">
            <text:p><text:a xlink:href="javascript:sym(6574)" xlink:type="simple">San Antonio</text:a> (incl. Cartagen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89209" calcext:value-type="float">
            <text:p>89209</text:p>
          </table:table-cell>
          <table:table-cell office:value-type="float" office:value="106101" calcext:value-type="float">
            <text:p>106101</text:p>
          </table:table-cell>
          <table:table-cell office:value-type="float" office:value="119121" calcext:value-type="float">
            <text:p>119121</text:p>
          </table:table-cell>
        </table:table-row>
        <table:table-row table:style-name="ro2">
          <table:table-cell office:value-type="string" calcext:value-type="string">
            <text:p><text:a xlink:href="javascript:sym(11059)" xlink:type="simple">San Carlo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VI</text:p>
          </table:table-cell>
          <table:table-cell office:value-type="float" office:value="25640" calcext:value-type="float">
            <text:p>25640</text:p>
          </table:table-cell>
          <table:table-cell office:value-type="float" office:value="29359" calcext:value-type="float">
            <text:p>29359</text:p>
          </table:table-cell>
          <table:table-cell office:value-type="float" office:value="32661" calcext:value-type="float">
            <text:p>32661</text:p>
          </table:table-cell>
        </table:table-row>
        <table:table-row table:style-name="ro2">
          <table:table-cell office:value-type="string" calcext:value-type="string">
            <text:p><text:a xlink:href="javascript:sym(36303)" xlink:type="simple">San Clemen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10788" calcext:value-type="float">
            <text:p>10788</text:p>
          </table:table-cell>
          <table:table-cell office:value-type="float" office:value="13398" calcext:value-type="float">
            <text:p>13398</text:p>
          </table:table-cell>
          <table:table-cell office:value-type="float" office:value="20367" calcext:value-type="float">
            <text:p>20367</text:p>
          </table:table-cell>
        </table:table-row>
        <table:table-row table:style-name="ro2">
          <table:table-cell office:value-type="string" calcext:value-type="string">
            <text:p><text:a xlink:href="javascript:sym(11050)" xlink:type="simple">San Felip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44327" calcext:value-type="float">
            <text:p>44327</text:p>
          </table:table-cell>
          <table:table-cell office:value-type="float" office:value="53358" calcext:value-type="float">
            <text:p>53358</text:p>
          </table:table-cell>
          <table:table-cell office:value-type="float" office:value="64907" calcext:value-type="float">
            <text:p>64907</text:p>
          </table:table-cell>
        </table:table-row>
        <table:table-row table:style-name="ro2">
          <table:table-cell office:value-type="string" calcext:value-type="string">
            <text:p><text:a xlink:href="javascript:sym(11051)" xlink:type="simple">San Fernan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</text:p>
          </table:table-cell>
          <table:table-cell office:value-type="float" office:value="42684" calcext:value-type="float">
            <text:p>42684</text:p>
          </table:table-cell>
          <table:table-cell office:value-type="float" office:value="49519" calcext:value-type="float">
            <text:p>49519</text:p>
          </table:table-cell>
          <table:table-cell office:value-type="float" office:value="58598" calcext:value-type="float">
            <text:p>58598</text:p>
          </table:table-cell>
        </table:table-row>
        <table:table-row table:style-name="ro2">
          <table:table-cell office:value-type="string" calcext:value-type="string">
            <text:p><text:a xlink:href="javascript:sym(18847)" xlink:type="simple">San Javi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</text:p>
          </table:table-cell>
          <table:table-cell office:value-type="float" office:value="16450" calcext:value-type="float">
            <text:p>16450</text:p>
          </table:table-cell>
          <table:table-cell office:value-type="float" office:value="20524" calcext:value-type="float">
            <text:p>20524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2">
          <table:table-cell office:value-type="string" calcext:value-type="string">
            <text:p><text:a xlink:href="javascript:sym(21939)" xlink:type="simple">Santa Cruz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</text:p>
          </table:table-cell>
          <table:table-cell office:value-type="float" office:value="15646" calcext:value-type="float">
            <text:p>15646</text:p>
          </table:table-cell>
          <table:table-cell office:value-type="float" office:value="18603" calcext:value-type="float">
            <text:p>18603</text:p>
          </table:table-cell>
          <table:table-cell office:value-type="float" office:value="22824" calcext:value-type="float">
            <text:p>22824</text:p>
          </table:table-cell>
        </table:table-row>
        <table:table-row table:style-name="ro1">
          <table:table-cell office:value-type="string" calcext:value-type="string">
            <text:p><text:a xlink:href="javascript:sym(6579)" xlink:type="simple">Santiago</text:a> (Santiago de Chile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M</text:p>
          </table:table-cell>
          <table:table-cell office:value-type="float" office:value="4759661" calcext:value-type="float">
            <text:p>4759661</text:p>
          </table:table-cell>
          <table:table-cell office:value-type="float" office:value="5429013" calcext:value-type="float">
            <text:p>5429013</text:p>
          </table:table-cell>
          <table:table-cell office:value-type="float" office:value="6160040" calcext:value-type="float">
            <text:p>6160040</text:p>
          </table:table-cell>
        </table:table-row>
        <table:table-row table:style-name="ro2">
          <table:table-cell office:value-type="string" calcext:value-type="string">
            <text:p><text:a xlink:href="javascript:sym(18848)" xlink:type="simple">San Vicente de Tagua Tagu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</text:p>
          </table:table-cell>
          <table:table-cell office:value-type="float" office:value="13843" calcext:value-type="float">
            <text:p>13843</text:p>
          </table:table-cell>
          <table:table-cell office:value-type="float" office:value="18914" calcext:value-type="float">
            <text:p>18914</text:p>
          </table:table-cell>
          <table:table-cell office:value-type="float" office:value="20967" calcext:value-type="float">
            <text:p>20967</text:p>
          </table:table-cell>
        </table:table-row>
        <table:table-row table:style-name="ro2">
          <table:table-cell office:value-type="string" calcext:value-type="string">
            <text:p><text:a xlink:href="javascript:sym(11057)" xlink:type="simple">Talagan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M</text:p>
          </table:table-cell>
          <table:table-cell office:value-type="float" office:value="37198" calcext:value-type="float">
            <text:p>37198</text:p>
          </table:table-cell>
          <table:table-cell office:value-type="float" office:value="49957" calcext:value-type="float">
            <text:p>49957</text:p>
          </table:table-cell>
          <table:table-cell office:value-type="float" office:value="56990" calcext:value-type="float">
            <text:p>56990</text:p>
          </table:table-cell>
        </table:table-row>
        <table:table-row table:style-name="ro3">
          <table:table-cell office:value-type="string" calcext:value-type="string">
            <text:p><text:a xlink:href="javascript:sym(6581)" xlink:type="simple">Talca</text:a> (incl. Culen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II</text:p>
          </table:table-cell>
          <table:table-cell office:value-type="float" office:value="159711" calcext:value-type="float">
            <text:p>159711</text:p>
          </table:table-cell>
          <table:table-cell office:value-type="float" office:value="191154" calcext:value-type="float">
            <text:p>191154</text:p>
          </table:table-cell>
          <table:table-cell office:value-type="float" office:value="237295" calcext:value-type="float">
            <text:p>237295</text:p>
          </table:table-cell>
        </table:table-row>
        <table:table-row table:style-name="ro1">
          <table:table-cell office:value-type="string" calcext:value-type="string">
            <text:p><text:a xlink:href="javascript:sym(6583)" xlink:type="simple">Temuco</text:a> (incl. Padre Las Casas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X</text:p>
          </table:table-cell>
          <table:table-cell office:value-type="float" office:value="210587" calcext:value-type="float">
            <text:p>210587</text:p>
          </table:table-cell>
          <table:table-cell office:value-type="float" office:value="260878" calcext:value-type="float">
            <text:p>260878</text:p>
          </table:table-cell>
          <table:table-cell office:value-type="float" office:value="278513" calcext:value-type="float">
            <text:p>278513</text:p>
          </table:table-cell>
        </table:table-row>
        <table:table-row table:style-name="ro2">
          <table:table-cell office:value-type="string" calcext:value-type="string">
            <text:p><text:a xlink:href="javascript:sym(11064)" xlink:type="simple">Tocopil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I</text:p>
          </table:table-cell>
          <table:table-cell office:value-type="float" office:value="24574" calcext:value-type="float">
            <text:p>24574</text:p>
          </table:table-cell>
          <table:table-cell office:value-type="float" office:value="23352" calcext:value-type="float">
            <text:p>23352</text:p>
          </table:table-cell>
          <table:table-cell office:value-type="float" office:value="24631" calcext:value-type="float">
            <text:p>24631</text:p>
          </table:table-cell>
        </table:table-row>
        <table:table-row table:style-name="ro2">
          <table:table-cell office:value-type="string" calcext:value-type="string">
            <text:p><text:a xlink:href="javascript:sym(11049)" xlink:type="simple">Tom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II</text:p>
          </table:table-cell>
          <table:table-cell office:value-type="float" office:value="37394" calcext:value-type="float">
            <text:p>37394</text:p>
          </table:table-cell>
          <table:table-cell office:value-type="float" office:value="41198" calcext:value-type="float">
            <text:p>41198</text:p>
          </table:table-cell>
          <table:table-cell office:value-type="float" office:value="42647" calcext:value-type="float">
            <text:p>42647</text:p>
          </table:table-cell>
        </table:table-row>
        <table:table-row table:style-name="ro2">
          <table:table-cell office:value-type="string" calcext:value-type="string">
            <text:p><text:a xlink:href="javascript:sym(6584)" xlink:type="simple">Valdiv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XIV</text:p>
          </table:table-cell>
          <table:table-cell office:value-type="float" office:value="112712" calcext:value-type="float">
            <text:p>112712</text:p>
          </table:table-cell>
          <table:table-cell office:value-type="float" office:value="127750" calcext:value-type="float">
            <text:p>127750</text:p>
          </table:table-cell>
          <table:table-cell office:value-type="float" office:value="150727" calcext:value-type="float">
            <text:p>150727</text:p>
          </table:table-cell>
        </table:table-row>
        <table:table-row table:style-name="ro2">
          <table:table-cell office:value-type="string" calcext:value-type="string">
            <text:p><text:a xlink:href="javascript:sym(11048)" xlink:type="simple">Vallen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II</text:p>
          </table:table-cell>
          <table:table-cell office:value-type="float" office:value="42725" calcext:value-type="float">
            <text:p>42725</text:p>
          </table:table-cell>
          <table:table-cell office:value-type="float" office:value="43750" calcext:value-type="float">
            <text:p>43750</text:p>
          </table:table-cell>
          <table:table-cell office:value-type="float" office:value="46019" calcext:value-type="float">
            <text:p>46019</text:p>
          </table:table-cell>
        </table:table-row>
        <table:table-row table:style-name="ro5">
          <table:table-cell office:value-type="string" calcext:value-type="string">
            <text:p><text:a xlink:href="javascript:sym(6585)" xlink:type="simple">Valparaíso</text:a> (incl. Viña del Mar, Quilpué, Villa Aleman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</text:p>
          </table:table-cell>
          <table:table-cell office:value-type="float" office:value="750713" calcext:value-type="float">
            <text:p>750713</text:p>
          </table:table-cell>
          <table:table-cell office:value-type="float" office:value="803683" calcext:value-type="float">
            <text:p>803683</text:p>
          </table:table-cell>
          <table:table-cell office:value-type="float" office:value="901468" calcext:value-type="float">
            <text:p>901468</text:p>
          </table:table-cell>
        </table:table-row>
        <table:table-row table:style-name="ro2">
          <table:table-cell office:value-type="string" calcext:value-type="string">
            <text:p><text:a xlink:href="javascript:sym(11067)" xlink:type="simple">Victo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21549" calcext:value-type="float">
            <text:p>21549</text:p>
          </table:table-cell>
          <table:table-cell office:value-type="float" office:value="23977" calcext:value-type="float">
            <text:p>23977</text:p>
          </table:table-cell>
          <table:table-cell office:value-type="float" office:value="24856" calcext:value-type="float">
            <text:p>24856</text:p>
          </table:table-cell>
        </table:table-row>
        <table:table-row table:style-name="ro2">
          <table:table-cell office:value-type="string" calcext:value-type="string">
            <text:p><text:a xlink:href="javascript:sym(11069)" xlink:type="simple">Villarric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X</text:p>
          </table:table-cell>
          <table:table-cell office:value-type="float" office:value="20920" calcext:value-type="float">
            <text:p>20920</text:p>
          </table:table-cell>
          <table:table-cell office:value-type="float" office:value="27408" calcext:value-type="float">
            <text:p>27408</text:p>
          </table:table-cell>
          <table:table-cell office:value-type="float" office:value="32218" calcext:value-type="float">
            <text:p>32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51:14.677453900</meta:creation-date>
    <dc:date>2025-04-16T06:51:21.541494400</dc:date>
    <meta:editing-duration>PT7S</meta:editing-duration>
    <meta:editing-cycles>1</meta:editing-cycles>
    <meta:document-statistic meta:table-count="1" meta:cell-count="468" meta:object-count="0"/>
    <meta:generator>LibreOffice/25.2.2.2$Windows_X86_64 LibreOffice_project/7370d4be9e3cf6031a51beef54ff3bda878e3fac</meta:generator>
  </office:meta>
</office:document-meta>
</file>